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74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QB Networks &amp; Masscollabs Services</text:p>
          </draw:text-box>
        </draw:frame>
        <draw:frame presentation:style-name="pr2" draw:text-style-name="P2" draw:layer="layout" svg:width="22.5cm" svg:height="9.134cm" svg:x="4.5cm" svg:y="3.8cm" presentation:class="subtitle">
          <draw:text-box>
            <text:p text:style-name="P1">Announcing Centrum NEXT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QB Networks &amp; Masscollabs Service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What is a node ?</text:p>
              </text:list-item>
              <text:list-item>
                <text:p>What is a center node ?</text:p>
              </text:list-item>
              <text:list-item>
                <text:p>How nodes and/or centers nodes connect with each other</text:p>
              </text:list-item>
              <text:list-item>
                <text:p>URAL project(next slid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QB Networks &amp; Masscollabs Service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 text:style-name="P5">URAL is the central login access interface</text:p>
              </text:list-item>
              <text:list-item>
                <text:p text:style-name="P5">With URAL your server information and your client information is syncronized </text:p>
              </text:list-item>
              <text:list-item>
                <text:p text:style-name="P5">You have the control over the server, and cli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QB Networks &amp; Masscollabs Service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 text:style-name="P5">CC BY-SA 4.0 or later</text:p>
              </text:list-item>
              <text:list-item>
                <text:p text:style-name="P5">By Mert Gör : <text:a xlink:href="mailto:mertgor@qbnetworks.xyz" xlink:type="simple">mertgor@qbnetworks.xyz</text:a></text:p>
              </text:list-item>
              <text:list-item>
                <text:p text:style-name="P5">GPG Key ID: 0xD200B456637BC4F3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3">QB Networks &amp; Masscollabs Service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 text:style-name="P5">Telegram Group : <text:a xlink:href="https://t.me/masscollabs" xlink:type="simple">https://t.me/masscollabs</text:a></text:p>
              </text:list-item>
              <text:list-item>
                <text:p text:style-name="P5">libera.chat IRC Channel : #masscollabs</text:p>
                <text:p text:style-name="P5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2T05:33:30.529034252</meta:creation-date>
    <meta:editing-duration>PT6M</meta:editing-duration>
    <meta:editing-cycles>9</meta:editing-cycles>
    <meta:generator>LibreOffice/7.4.7.2$Linux_X86_64 LibreOffice_project/40$Build-2</meta:generator>
    <dc:title>DNA</dc:title>
    <dc:date>2024-08-02T05:39:32.851541001</dc:date>
    <meta:document-statistic meta:object-count="122"/>
  </office:meta>
</office:document-meta>
</file>